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hapter_20_Number" style:master-page-name="Standard"/>
    <style:style style:name="P2" style:family="paragraph" style:parent-style-name="Body_20_Text">
      <style:text-properties fo:font-weight="bold" style:font-weight-asian="bold" style:font-weight-complex="bold"/>
    </style:style>
    <style:style style:name="P3" style:family="paragraph" style:parent-style-name="Body_20_Text">
      <style:text-properties fo:font-weight="normal" style:font-weight-asian="normal" style:font-weight-complex="normal"/>
    </style:style>
    <style:style style:name="P4" style:family="paragraph" style:parent-style-name="Body_20_Text">
      <style:paragraph-properties fo:margin-left="0in" fo:margin-right="0in" fo:text-indent="0in" style:auto-text-indent="false"/>
    </style:style>
    <style:style style:name="T1" style:family="text">
      <style:text-properties fo:font-weight="bold" style:font-weight-asian="bold" style:font-weight-complex="bold"/>
    </style:style>
    <style:style style:name="T2" style:family="text" style:parent-style-name="Code_20_Inline">
      <style:text-properties fo:font-weight="bold" style:font-weight-asian="bold" style:font-weight-complex="bold"/>
    </style:style>
    <style:style style:name="T3" style:family="text">
      <style:text-properties fo:font-style="italic" style:font-style-asian="italic" style:font-style-complex="italic"/>
    </style:style>
    <number:number-style style:name="N0">
      <number:number number:min-integer-digits="1"/>
    </number:number-style>
  </office:automatic-styles>
  <office:body>
    <office:text>
      <text:tracked-changes>
        <text:changed-region text:id="ct1205038636">
          <text:insertion>
            <office:change-info>
              <dc:creator>Ray Lischner</dc:creator>
              <dc:date>2006-08-09T13:49:00</dc:date>
            </office:change-info>
          </text:insertion>
        </text:changed-region>
        <text:changed-region text:id="ct1205036732">
          <text:insertion>
            <office:change-info>
              <dc:creator>Ray Lischner</dc:creator>
              <dc:date>2006-08-09T13:50:00</dc:date>
            </office:change-info>
          </text:insertion>
        </text:changed-region>
        <text:changed-region text:id="ct1268943740">
          <text:deletion>
            <office:change-info>
              <dc:creator>Ray Lischner</dc:creator>
              <dc:date>2006-08-10T12:13:00</dc:date>
            </office:change-info>
            <text:p text:style-name="Body_20_Text_20_First">logically step forward by one step</text:p>
          </text:deletion>
        </text:changed-region>
        <text:changed-region text:id="ct1254266096">
          <text:deletion>
            <office:change-info>
              <dc:creator>Ray Lischner</dc:creator>
              <dc:date>2006-08-09T13:50:00</dc:date>
            </office:change-info>
            <text:p text:style-name="Body_20_Text_20_First">include anything that can </text:p>
          </text:deletion>
        </text:changed-region>
        <text:changed-region text:id="ct1205036844">
          <text:deletion>
            <office:change-info>
              <dc:creator>Ray Lischner</dc:creator>
              <dc:date>2006-08-10T12:13:00</dc:date>
            </office:change-info>
            <text:p text:style-name="Body_20_Text_20_First"><text:s/>to </text:p>
          </text:deletion>
        </text:changed-region>
        <text:changed-region text:id="ct1262354180">
          <text:insertion>
            <office:change-info>
              <dc:creator>Ray Lischner</dc:creator>
              <dc:date>2006-08-10T12:13:00</dc:date>
            </office:change-info>
          </text:insertion>
        </text:changed-region>
        <text:changed-region text:id="ct1271565400">
          <text:deletion>
            <office:change-info>
              <dc:creator>Ray Lischner</dc:creator>
              <dc:date>2006-08-10T12:13:00</dc:date>
            </office:change-info>
            <text:p text:style-name="Body_20_Text_20_First">s</text:p>
          </text:deletion>
        </text:changed-region>
        <text:changed-region text:id="ct1255078096">
          <text:insertion>
            <office:change-info>
              <dc:creator>Ray Lischner</dc:creator>
              <dc:date>2006-08-09T13:49:00</dc:date>
            </office:change-info>
          </text:insertion>
        </text:changed-region>
        <text:changed-region text:id="ct1262311648">
          <text:deletion>
            <office:change-info>
              <dc:creator>Ray Lischner</dc:creator>
              <dc:date>2006-08-10T12:14:00</dc:date>
            </office:change-info>
            <text:p text:style-name="Body_20_Text_20_First">As you probably already know</text:p>
          </text:deletion>
        </text:changed-region>
        <text:changed-region text:id="ct1261782456">
          <text:deletion>
            <office:change-info>
              <dc:creator>Ray Lischner</dc:creator>
              <dc:date>2006-08-10T12:16:00</dc:date>
            </office:change-info>
            <text:p text:style-name="Body_20_Text_20_First">, t</text:p>
          </text:deletion>
        </text:changed-region>
        <text:changed-region text:id="ct1261237464">
          <text:deletion>
            <office:change-info>
              <dc:creator>Ray Lischner</dc:creator>
              <dc:date>2006-08-10T12:14:00</dc:date>
            </office:change-info>
            <text:p text:style-name="Body_20_Text_20_First">, or at least suspect</text:p>
          </text:deletion>
        </text:changed-region>
        <text:changed-region text:id="ct1262351156">
          <text:insertion>
            <office:change-info>
              <dc:creator>Ray Lischner</dc:creator>
              <dc:date>2006-08-10T12:16:00</dc:date>
            </office:change-info>
          </text:insertion>
        </text:changed-region>
        <text:changed-region text:id="ct1195775448">
          <text:deletion>
            <office:change-info>
              <dc:creator>Ray Lischner</dc:creator>
              <dc:date>2006-08-10T12:16:00</dc:date>
            </office:change-info>
            <text:p text:style-name="Body_20_Text">on </text:p>
          </text:deletion>
        </text:changed-region>
        <text:changed-region text:id="ct1280279224">
          <text:deletion>
            <office:change-info>
              <dc:creator>Ray Lischner</dc:creator>
              <dc:date>2006-08-10T12:17:00</dc:date>
            </office:change-info>
            <text:p text:style-name="Body_20_Text">output</text:p>
          </text:deletion>
        </text:changed-region>
        <text:changed-region text:id="ct1262354292">
          <text:insertion>
            <office:change-info>
              <dc:creator>Ray Lischner</dc:creator>
              <dc:date>2006-08-10T12:17:00</dc:date>
            </office:change-info>
          </text:insertion>
        </text:changed-region>
        <text:changed-region text:id="ct1256042220">
          <text:deletion>
            <office:change-info>
              <dc:creator>Ray Lischner</dc:creator>
              <dc:date>2006-08-10T12:19:00</dc:date>
            </office:change-info>
            <text:p text:style-name="Code"><text:s text:c="2"/>std::ostream_iterator&lt;int&gt; out = std::ostream_iterator&lt;int&gt;(std::cout, "");</text:p>
            <text:p text:style-name="Code"/>
          </text:deletion>
        </text:changed-region>
        <text:changed-region text:id="ct1262356600">
          <text:insertion>
            <office:change-info>
              <dc:creator>Ray Lischner</dc:creator>
              <dc:date>2006-08-10T12:19:00</dc:date>
            </office:change-info>
          </text:insertion>
        </text:changed-region>
        <text:changed-region text:id="ct1260653904">
          <text:insertion>
            <office:change-info>
              <dc:creator>Ray Lischner</dc:creator>
              <dc:date>2006-09-20T14:05:00</dc:date>
            </office:change-info>
          </text:insertion>
        </text:changed-region>
        <text:changed-region text:id="ct1280280568">
          <text:deletion>
            <office:change-info>
              <dc:creator>Ray Lischner</dc:creator>
              <dc:date>2006-08-10T12:18:00</dc:date>
            </office:change-info>
            <text:p text:style-name="Body_20_Text"><text:span text:style-name="T1">n</text:span></text:p>
          </text:deletion>
        </text:changed-region>
        <text:changed-region text:id="ct1254268224">
          <text:deletion>
            <office:change-info>
              <dc:creator>Ray Lischner</dc:creator>
              <dc:date>2006-08-10T12:18:00</dc:date>
            </office:change-info>
            <text:p text:style-name="Body_20_Text"><text:span text:style-name="T1">array</text:span></text:p>
          </text:deletion>
        </text:changed-region>
        <text:changed-region text:id="ct1280280904">
          <text:insertion>
            <office:change-info>
              <dc:creator>Ray Lischner</dc:creator>
              <dc:date>2006-08-10T12:18:00</dc:date>
            </office:change-info>
          </text:insertion>
        </text:changed-region>
        <text:changed-region text:id="ct1262310864">
          <text:insertion>
            <office:change-info>
              <dc:creator>Ray Lischner</dc:creator>
              <dc:date>2006-08-10T12:19:00</dc:date>
            </office:change-info>
          </text:insertion>
        </text:changed-region>
        <text:changed-region text:id="ct1260385520">
          <text:deletion>
            <office:change-info>
              <dc:creator>Ray Lischner</dc:creator>
              <dc:date>2006-08-10T12:19:00</dc:date>
            </office:change-info>
            <text:p text:style-name="Body_20_Text"><text:span text:style-name="T1">array</text:span></text:p>
          </text:deletion>
        </text:changed-region>
        <text:changed-region text:id="ct1261249540">
          <text:insertion>
            <office:change-info>
              <dc:creator>Ray Lischner</dc:creator>
              <dc:date>2006-08-10T12:19:00</dc:date>
            </office:change-info>
          </text:insertion>
        </text:changed-region>
        <text:changed-region text:id="ct1261251668">
          <text:deletion>
            <office:change-info>
              <dc:creator>Ray Lischner</dc:creator>
              <dc:date>2006-08-10T12:19:00</dc:date>
            </office:change-info>
            <text:p text:style-name="Body_20_Text">array</text:p>
          </text:deletion>
        </text:changed-region>
        <text:changed-region text:id="ct1261241564">
          <text:insertion>
            <office:change-info>
              <dc:creator>Ray Lischner</dc:creator>
              <dc:date>2006-08-10T12:29:00</dc:date>
            </office:change-info>
          </text:insertion>
        </text:changed-region>
        <text:changed-region text:id="ct1261783576">
          <text:deletion>
            <office:change-info>
              <dc:creator>Ray Lischner</dc:creator>
              <dc:date>2006-08-10T12:29:00</dc:date>
            </office:change-info>
            <text:p text:style-name="Body_20_Text_20_Cont">array</text:p>
          </text:deletion>
        </text:changed-region>
        <text:changed-region text:id="ct1255730920">
          <text:insertion>
            <office:change-info>
              <dc:creator>Ray Lischner</dc:creator>
              <dc:date>2006-08-10T12:29:00</dc:date>
            </office:change-info>
          </text:insertion>
        </text:changed-region>
        <text:changed-region text:id="ct1268942620">
          <text:deletion>
            <office:change-info>
              <dc:creator>Ray Lischner</dc:creator>
              <dc:date>2006-08-10T12:30:00</dc:date>
            </office:change-info>
            <text:p text:style-name="Body_20_Text_20_Cont">array</text:p>
          </text:deletion>
        </text:changed-region>
        <text:changed-region text:id="ct1254512868">
          <text:insertion>
            <office:change-info>
              <dc:creator>Ray Lischner</dc:creator>
              <dc:date>2006-08-10T12:30:00</dc:date>
            </office:change-info>
          </text:insertion>
        </text:changed-region>
        <text:changed-region text:id="ct1261260200">
          <text:insertion>
            <office:change-info>
              <dc:creator>Ray Lischner</dc:creator>
              <dc:date>2006-08-10T12:30:00</dc:date>
            </office:change-info>
          </text:insertion>
        </text:changed-region>
        <text:changed-region text:id="ct1262358056">
          <text:deletion>
            <office:change-info>
              <dc:creator>Ray Lischner</dc:creator>
              <dc:date>2006-08-10T12:30:00</dc:date>
            </office:change-info>
            <text:p text:style-name="Body_20_Text_20_Cont">array</text:p>
          </text:deletion>
        </text:changed-region>
        <text:changed-region text:id="ct1255076528">
          <text:deletion>
            <office:change-info>
              <dc:creator>Ray Lischner</dc:creator>
              <dc:date>2006-08-10T12:30:00</dc:date>
            </office:change-info>
            <text:p text:style-name="Body_20_Text_20_Cont">array</text:p>
          </text:deletion>
        </text:changed-region>
        <text:changed-region text:id="ct1254512756">
          <text:insertion>
            <office:change-info>
              <dc:creator>Ray Lischner</dc:creator>
              <dc:date>2006-08-10T12:30:00</dc:date>
            </office:change-info>
          </text:insertion>
        </text:changed-region>
        <text:changed-region text:id="ct1262141792">
          <text:insertion>
            <office:change-info>
              <dc:creator>Ray Lischner</dc:creator>
              <dc:date>2006-08-10T12:30:00</dc:date>
            </office:change-info>
          </text:insertion>
        </text:changed-region>
        <text:changed-region text:id="ct1262292736">
          <text:insertion>
            <office:change-info>
              <dc:creator>Ray Lischner</dc:creator>
              <dc:date>2006-08-10T12:31:00</dc:date>
            </office:change-info>
          </text:insertion>
        </text:changed-region>
        <text:changed-region text:id="ct1261237352">
          <text:deletion>
            <office:change-info>
              <dc:creator>Ray Lischner</dc:creator>
              <dc:date>2006-08-10T12:30:00</dc:date>
            </office:change-info>
            <text:p text:style-name="Body_20_Text">crash</text:p>
          </text:deletion>
        </text:changed-region>
        <text:changed-region text:id="ct1254267440">
          <text:insertion>
            <office:change-info>
              <dc:creator>Ray Lischner</dc:creator>
              <dc:date>2006-08-10T12:31:00</dc:date>
            </office:change-info>
          </text:insertion>
        </text:changed-region>
        <text:changed-region text:id="ct1261238472">
          <text:insertion>
            <office:change-info>
              <dc:creator>Ray Lischner</dc:creator>
              <dc:date>2006-08-10T12:31:00</dc:date>
            </office:change-info>
          </text:insertion>
        </text:changed-region>
        <text:changed-region text:id="ct1261257064">
          <text:insertion>
            <office:change-info>
              <dc:creator>Ray Lischner</dc:creator>
              <dc:date>2006-08-10T12:32:00</dc:date>
            </office:change-info>
          </text:insertion>
        </text:changed-region>
        <text:changed-region text:id="ct1261238584">
          <text:insertion>
            <office:change-info>
              <dc:creator>Ray Lischner</dc:creator>
              <dc:date>2006-08-10T12:35:00</dc:date>
            </office:change-info>
          </text:insertion>
        </text:changed-region>
        <text:changed-region text:id="ct1261784472">
          <text:insertion>
            <office:change-info>
              <dc:creator>Ray Lischner</dc:creator>
              <dc:date>2006-08-10T12:36:00</dc:date>
            </office:change-info>
          </text:insertion>
        </text:changed-region>
        <text:changed-region text:id="ct1254859472">
          <text:deletion>
            <office:change-info>
              <dc:creator>Ray Lischner</dc:creator>
              <dc:date>2006-08-10T12:36:00</dc:date>
            </office:change-info>
            <text:p text:style-name="Body_20_Text">For example, the <text:span text:style-name="Code_20_Inline">std::swap</text:span> function swaps two variables, so you don’t need to write your own swap. The loop body becomes</text:p>
          </text:deletion>
        </text:changed-region>
        <text:changed-region text:id="ct1261241900">
          <text:deletion>
            <office:change-info>
              <dc:creator>Ray Lischner</dc:creator>
              <dc:date>2006-08-10T12:36:00</dc:date>
            </office:change-info>
            <text:p text:style-name="Code_20_Single"><text:hidden-text text:condition="ooow:" text:string-value=".cc" text:is-hidden="true"/></text:p>
          </text:deletion>
        </text:changed-region>
        <text:changed-region text:id="ct1254512420">
          <text:insertion>
            <office:change-info>
              <dc:creator>Ray Lischner</dc:creator>
              <dc:date>2006-08-10T12:36:00</dc:date>
            </office:change-info>
          </text:insertion>
        </text:changed-region>
        <text:changed-region text:id="ct1262207560">
          <text:deletion>
            <office:change-info>
              <dc:creator>Ray Lischner</dc:creator>
              <dc:date>2006-08-10T12:36:00</dc:date>
            </office:change-info>
            <text:p text:style-name="Code_20_Single">swap</text:p>
          </text:deletion>
        </text:changed-region>
        <text:changed-region text:id="ct1254887804">
          <text:deletion>
            <office:change-info>
              <dc:creator>Ray Lischner</dc:creator>
              <dc:date>2006-08-10T12:36:00</dc:date>
            </office:change-info>
            <text:p text:style-name="Code_20_Single">*start</text:p>
          </text:deletion>
        </text:changed-region>
        <text:changed-region text:id="ct1280279448">
          <text:insertion>
            <office:change-info>
              <dc:creator>Ray Lischner</dc:creator>
              <dc:date>2006-08-10T12:36:00</dc:date>
            </office:change-info>
          </text:insertion>
        </text:changed-region>
        <text:changed-region text:id="ct1246269584">
          <text:deletion>
            <office:change-info>
              <dc:creator>Ray Lischner</dc:creator>
              <dc:date>2006-08-10T12:36:00</dc:date>
            </office:change-info>
            <text:p text:style-name="Code_20_Single">*end</text:p>
          </text:deletion>
        </text:changed-region>
        <text:changed-region text:id="ct1261239480">
          <text:insertion>
            <office:change-info>
              <dc:creator>Ray Lischner</dc:creator>
              <dc:date>2006-08-10T12:36:00</dc:date>
            </office:change-info>
          </text:insertion>
        </text:changed-region>
        <text:changed-region text:id="ct1262356712">
          <text:insertion>
            <office:change-info>
              <dc:creator>Ray Lischner</dc:creator>
              <dc:date>2006-08-10T12:37:00</dc:date>
            </office:change-info>
          </text:insertion>
        </text:changed-region>
        <text:changed-region text:id="ct1262312096">
          <text:deletion>
            <office:change-info>
              <dc:creator>Ray Lischner</dc:creator>
              <dc:date>2006-08-10T12:37:00</dc:date>
            </office:change-info>
            <text:p text:style-name="Code"><text:s text:c="2"/>for (std::vector&lt;int&gt;::iterator start(data.begin()), end(data.end());</text:p>
            <text:p text:style-name="Code"><text:s text:c="7"/>start != end and start != --end;</text:p>
            <text:p text:style-name="Code"><text:s text:c="7"/>++start)</text:p>
            <text:p text:style-name="Code"><text:s text:c="2"/>{</text:p>
            <text:p text:style-name="Code"><text:s text:c="4"/>std::swap(*start, *end);</text:p>
            <text:p text:style-name="Code"><text:s text:c="2"/>}</text:p>
            <text:p text:style-name="Code"/>
          </text:deletion>
        </text:changed-region>
        <text:changed-region text:id="ct1262289712">
          <text:insertion>
            <office:change-info>
              <dc:creator>Ray Lischner</dc:creator>
              <dc:date>2006-08-10T12:52:00</dc:date>
            </office:change-info>
          </text:insertion>
        </text:changed-region>
        <text:changed-region text:id="ct1262292288">
          <text:deletion>
            <office:change-info>
              <dc:creator>Ray Lischner</dc:creator>
              <dc:date>2006-08-10T12:38:00</dc:date>
            </office:change-info>
            <text:p text:style-name="Body_20_Text">what you can do with them</text:p>
          </text:deletion>
        </text:changed-region>
        <text:changed-region text:id="ct1262228268">
          <text:deletion>
            <office:change-info>
              <dc:creator>Ray Lischner</dc:creator>
              <dc:date>2006-08-10T12:39:00</dc:date>
            </office:change-info>
            <text:p text:style-name="Body_20_Text">see </text:p>
          </text:deletion>
        </text:changed-region>
      </text:tracked-changes>
      <text:variable-decls>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variable-set text:name="comment" text:display="none" text:formula="ooow:0" office:value-type="float" office:value="0" style:data-style-name="N0"/>Exploration 10</text:p>
      <text:p text:style-name="Chapter_20_Title">Increment and Decrement</text:p>
      <text:p text:style-name="Body_20_Text_20_First">The previous exploration introduced the <text:span text:style-name="Code_20_Inline">++</text:span> operator to advance an iterator. This operator works on numeric types, too. And it has a decrement counterpart: <text:span text:style-name="Code_20_Inline">--</text:span>. This exploration takes a closer look at these operators, which appear so often they are part of the language name.</text:p>
      <text:p text:style-name="Body_20_Text">(I know you C, Java, etc., programmers have been waiting for this exploration ever since I wrote <text:span text:style-name="Code_20_Inline">i</text:span> <text:span text:style-name="Code_20_Inline">=</text:span> <text:span text:style-name="Code_20_Inline">i</text:span> <text:span text:style-name="Code_20_Inline">+</text:span> <text:span text:style-name="Code_20_Inline">1</text:span> in Exploration 7. As you saw in the previous exploration, the <text:span text:style-name="Code_20_Inline">++</text:span> operator means more in C++ than what you’re used to. That’s why I waited until now to introduce it.)</text:p>
      <text:p text:style-name="Heading_20_1">Increment</text:p>
      <text:p text:style-name="Body_20_Text_20_First">The <text:span text:style-name="Code_20_Inline">++</text:span> operator is familiar to C, Java, Perl, and many other programmers. C was the first widespread language to introduce this operator to mean “increment” or “add 1.” C++ expanded the usage it inherited from C<text:change-start text:change-id="ct1205038636"/>; the standard library uses the <text:span text:style-name="Code_20_Inline">++</text:span> operator<text:change-end text:change-id="ct1205038636"/><text:change-start text:change-id="ct1205036732"/> in several new ways<text:change-end text:change-id="ct1205036732"/><text:change text:change-id="ct1268943740"/><text:change text:change-id="ct1254266096"/><text:change text:change-id="ct1205036844"/>, such as <text:change-start text:change-id="ct1262354180"/>advancing an <text:change-end text:change-id="ct1262354180"/>iterator<text:change text:change-id="ct1271565400"/> (as you saw in the previous exploration)<text:hidden-text text:condition="ooow:comment == 1" text:string-value="Well, I suppose that is a possible view. C++ as a language did no such thing. I think the honest statement is that C++ provided facilities so that the use of ++ could be prvided for other types in addition to the fundamental ones and the built-in uses inherited from C. " text:is-hidden="true">Well, I suppose that is a possible view. C++ as a language did no such thing. I think the honest statement is that C++ provided facilities so that the use of ++ could be prvided for other types in addition to the fundamental ones and the built-in uses inherited from C. </text:hidden-text><text:change-start text:change-id="ct1255078096"/><text:hidden-text text:condition="ooow:" text:string-value="[RL]True, but I don’t want to explain about operator overloading yet." text:is-hidden="true"/><text:change-end text:change-id="ct1255078096"/>.</text:p>
      <text:p text:style-name="Body_20_Text">The increment operator comes in two flavors: prefix and postfix. The best way to understand the difference between these two flavors is with a demonstration, as shown in Listing 10-1.</text:p>
      <text:p text:style-name="Code_20_Caption">Listing 10-1. Demonstrating the difference between prefix and postfix increment</text:p>
      <text:p text:style-name="Code_20_First">#include &lt;iostream&gt;</text:p>
      <text:p text:style-name="Code">#include &lt;ostream&gt;</text:p>
      <text:p text:style-name="Code"/>
      <text:p text:style-name="Code">int main()</text:p>
      <text:p text:style-name="Code">{</text:p>
      <text:p text:style-name="Code"><text:s text:c="2"/>int x = 42;</text:p>
      <text:p text:style-name="Code"/>
      <text:p text:style-name="Code"><text:s text:c="2"/>std::cout &lt;&lt; "x <text:s text:c="2"/>= " &lt;&lt; x <text:s text:c="2"/>&lt;&lt; "\n";</text:p>
      <text:p text:style-name="Code"><text:s text:c="2"/>std::cout &lt;&lt; "++x = " &lt;&lt; ++x &lt;&lt; "\n";</text:p>
      <text:p text:style-name="Code"><text:s text:c="2"/>std::cout &lt;&lt; "x <text:s text:c="2"/>= " &lt;&lt; x <text:s text:c="2"/>&lt;&lt; "\n";</text:p>
      <text:p text:style-name="Code"><text:s text:c="2"/>std::cout &lt;&lt; "x++ = " &lt;&lt; x++ &lt;&lt; "\n";</text:p>
      <text:p text:style-name="Code"><text:s text:c="2"/>std::cout &lt;&lt; "x <text:s text:c="2"/>= " &lt;&lt; x <text:s text:c="2"/>&lt;&lt; "\n";</text:p>
      <text:p text:style-name="Code_20_Last">}</text:p>
      <text:p text:style-name="P2">Predict the output of the program:</text:p>
      <text:p text:style-name="Body_20_Text_20_First">~LLL</text:p>
      <text:p text:style-name="Body_20_Text_20_First">~LLL</text:p>
      <text:p text:style-name="Body_20_Text_20_First">~LLL</text:p>
      <text:p text:style-name="Body_20_Text_20_First">~LLL</text:p>
      <text:p text:style-name="Body_20_Text_20_First">~LLL</text:p>
      <text:p text:style-name="P2">What is the actual output?</text:p>
      <text:p text:style-name="Body_20_Text_20_First">~LLL</text:p>
      <text:p text:style-name="Body_20_Text_20_First">~LLL</text:p>
      <text:p text:style-name="Body_20_Text_20_First">~LLL</text:p>
      <text:p text:style-name="Body_20_Text_20_First">~LLL</text:p>
      <text:p text:style-name="Body_20_Text_20_First">~LLL</text:p>
      <text:p text:style-name="Body_20_Text"><text:span text:style-name="T1">Explain the difference between prefix (</text:span><text:span text:style-name="T2">++x</text:span><text:span text:style-name="T1">) and postfix (</text:span><text:span text:style-name="T2">x++</text:span><text:span text:style-name="T1">) increment:</text:span></text:p>
      <text:p text:style-name="Body_20_Text_20_First">~LLL</text:p>
      <text:p text:style-name="Body_20_Text_20_First">~LLL</text:p>
      <text:p text:style-name="Body_20_Text_20_First">~LLL</text:p>
      <text:p text:style-name="Body_20_Text">Briefly, the prefix operator increments the variable first, and the value of the expression is the value after incrementing. The postfix operator saves the old value, increments the variable, and the uses the old value as the value of the expression.</text:p>
      <text:p text:style-name="Body_20_Text">As a general rule, use prefix instead of postfix unless you need the postfix functionality. Rarely is the difference significant, but the postfix operator must save a copy of the old value, which might impose a small cost. If you don’t need to use postfix, why pay that price?</text:p>
      <text:p text:style-name="Heading_20_1">Decrement</text:p>
      <text:p text:style-name="Body_20_Text_20_First"><text:change text:change-id="ct1262311648"/><text:hidden-text text:condition="ooow:comment == 1" text:string-value="reword that because you actually mentioned it above in the introduction to this exploration." text:is-hidden="true">reword that because you actually mentioned it above in the introduction to this exploration.</text:hidden-text><text:change text:change-id="ct1261782456"/><text:change text:change-id="ct1261237464"/><text:change-start text:change-id="ct1262351156"/>T<text:change-end text:change-id="ct1262351156"/>he increment operator has a decrement counterpart: <text:span text:style-name="Code_20_Inline">--</text:span>. The decrement operator subtracts one instead of adding one. Decrement also has a prefix and postfix flavor. The prefix operator predecrements and the postfix operator postdecrements.</text:p>
      <text:p text:style-name="Body_20_Text">You can increment and decrement <text:change text:change-id="ct1195775448"/>any variable with a numeric type. Only some iterators permit decrement, however.</text:p>
      <text:p text:style-name="Body_20_Text">For example, all <text:change text:change-id="ct1280279224"/><text:change-start text:change-id="ct1262354292"/>write<text:change-end text:change-id="ct1262354292"/> iterators<text:hidden-text text:condition="ooow:comment == 1" text:string-value="Yes, for the category 'output iterator' but not in the sense you used it in the last exploration. In addition this is also true of pure  input iterators" text:is-hidden="true">Yes, for the category 'output iterator' but not in the sense you used it in the last exploration. In addition this is also true of pure  input iterators</text:hidden-text> move forward only. You can use the increment operator (prefix or postfix), but not decrement. Test this for yourself. Write a program that uses <text:span text:style-name="Code_20_Inline">std::ostream_iterator</text:span>, and try to use the decrement operator on the iterator. (If you need a hint, look at Listing 9-4. Save the <text:span text:style-name="Code_20_Inline">ostream_iterator</text:span> object in a variable. Then use the decrement operator. It doesn’t matter if the program makes no sense; it won’t get past the compiler, anyway.) <text:span text:style-name="T1">What error message do you get?</text:span></text:p>
      <text:p text:style-name="Body_20_Text_20_First">~LLL</text:p>
      <text:p text:style-name="Body_20_Text_20_First">~LLL</text:p>
      <text:p text:style-name="P3">Different compilers issue different messages, but the essence of the message should be that the <text:span text:style-name="Code_20_Inline">--</text:span> operator is not defined. If you need help with the program, take a look at Listing 10-2.</text:p>
      <text:p text:style-name="Code_20_Caption"><text:hidden-text text:condition="ooow:" text:string-value=".cxx" text:is-hidden="true"/>Listing 10-2. Erroneous program that applies decrement to an output iterator</text:p>
      <text:p text:style-name="Code_20_First">#include &lt;iostream&gt;</text:p>
      <text:p text:style-name="Code">#include &lt;iterator&gt;</text:p>
      <text:p text:style-name="Code">#include &lt;ostream&gt;</text:p>
      <text:p text:style-name="Code">#include &lt;vector&gt;</text:p>
      <text:p text:style-name="Code"/>
      <text:p text:style-name="Code">int main()</text:p>
      <text:p text:style-name="Code">{</text:p>
      <text:p text:style-name="Code"><text:s text:c="2"/>std::vector&lt;int&gt; data;</text:p>
      <text:p text:style-name="Code"><text:change text:change-id="ct1256042220"/><text:s text:c="2"/>data.push_back(10);</text:p>
      <text:p text:style-name="Code"><text:s text:c="2"/>data.push_back(42);</text:p>
      <text:p text:style-name="Code"><text:change-start text:change-id="ct1262356600"/><text:s text:c="2"/>std::ostream_iterator&lt;int&gt; out(std::ostream_iterator&lt;int&gt;(std::cout, ""));</text:p>
      <text:p text:style-name="Code"><text:change-end text:change-id="ct1262356600"/><text:s text:c="2"/>std::copy(data.begin(), data.end(), out)<text:hidden-text text:condition="ooow:comment == 1" text:string-value="I wonder if you realise how much you are risking giving your readers mental indigestion by the constant bombardment with new things in your source code which are not directly necessary for the codes purpose. This kind of thing is fine for an intermediate book on C++ but not, IMO, suitable for first timers." text:is-hidden="true">I wonder if you realise how much you are risking giving your readers mental indigestion by the constant bombardment with new things in your source code which are not directly necessary for the codes purpose. This kind of thing is fine for an intermediate book on C++ but not, IMO, suitable for first timers.</text:hidden-text><text:change-start text:change-id="ct1260653904"/><text:hidden-text text:condition="ooow:" text:string-value="[RL]I introduced ostream_iterator and copy in the previous exploration, and explained what they are and how to use them" text:is-hidden="true"/><text:change-end text:change-id="ct1260653904"/>;</text:p>
      <text:p text:style-name="Code"><text:s text:c="2"/>--out;</text:p>
      <text:p text:style-name="Code_20_Last">}</text:p>
      <text:p text:style-name="Body_20_Text">A <text:span text:style-name="Code_20_Inline">vector</text:span>’s iterators allow increment and decrement. Using increment and decrement operators on iterators, <text:span text:style-name="T1">write a program that reads integers from the standard input into a</text:span><text:change text:change-id="ct1280280568"/><text:span text:style-name="T1"> </text:span><text:change text:change-id="ct1254268224"/><text:change-start text:change-id="ct1280280904"/><text:span text:style-name="T1">vector</text:span><text:change-end text:change-id="ct1280280904"/><text:span text:style-name="T1"><text:hidden-text text:condition="ooow:comment == 1" text:string-value="please call vectors, vectors and not arrays. C++ has arrays as well and your terminology will make it hard for readers when they want to deal with both." text:is-hidden="true">please call vectors, vectors and not arrays. C++ has arrays as well and your terminology will make it hard for readers when they want to deal with both.</text:hidden-text></text:span><text:span text:style-name="T1">, reverses the order of the </text:span><text:change-start text:change-id="ct1262310864"/><text:span text:style-name="T1">vector</text:span><text:change-end text:change-id="ct1262310864"/><text:change text:change-id="ct1260385520"/><text:span text:style-name="T1">, and writes the result</text:span>. (No fair peeking in a language reference and using the <text:span text:style-name="Code_20_Inline">std::reverse</text:span> algorithm. Use two iterators, one pointing to the start of the <text:change-start text:change-id="ct1261249540"/>vector<text:change-end text:change-id="ct1261249540"/><text:change text:change-id="ct1261251668"/>, and the other pointing to the end. Stop the loop when the iterators meet. Make sure they don’t pass each other, and make sure your program does not try to dereference the one-past-the-end iterator.)</text:p>
      <text:p text:style-name="Body_20_Text">Be sure to test your program on input with an even number of integers and an odd number of integers. Compare your program with the one in Listing 10-3.</text:p>
      <text:p text:style-name="Code_20_Caption">Listing 10-3. Reversing the input order</text:p>
      <text:p text:style-name="Code_20_First"><text:bookmark-start text:name="DDE_LINK"/>#include &lt;algorithm&gt;</text:p>
      <text:p text:style-name="Code">#include &lt;iostream&gt;</text:p>
      <text:p text:style-name="Code">#include &lt;istream&gt;</text:p>
      <text:p text:style-name="Code">#include &lt;iterator&gt;</text:p>
      <text:p text:style-name="Code">#include &lt;ostream&gt;</text:p>
      <text:p text:style-name="Code">#include &lt;vector&gt;</text:p>
      <text:p text:style-name="Code"/>
      <text:p text:style-name="Code">int main()</text:p>
      <text:p text:style-name="Code">{</text:p>
      <text:p text:style-name="Code"><text:s text:c="2"/>std::vector&lt;int&gt; data;</text:p>
      <text:p text:style-name="Code"><text:s text:c="2"/>int x;</text:p>
      <text:p text:style-name="Code"><text:s text:c="2"/>while (std::cin &gt;&gt; x)</text:p>
      <text:p text:style-name="Code"><text:s text:c="4"/>data.push_back(x);</text:p>
      <text:p text:style-name="Code"/>
      <text:p text:style-name="Code"><text:s text:c="2"/>for (std::vector&lt;int&gt;::iterator start(data.begin()), end(data.end());</text:p>
      <text:p text:style-name="Code"><text:s text:c="7"/>start != end;</text:p>
      <text:p text:style-name="Code"><text:s text:c="7"/>/*empty*/)<text:hidden-text text:condition="ooow:comment == 1" text:string-value="I am very unhappy with this program. I find the logic convoluted, particularly that repeated check for start != end. If this occured in a students code I would be critical of it because, among other things, it is too opaque. Consider:   for (std::vector&lt;int&gt;::iterator start(data.begin()), end(data.end()-1);       start &lt; end;       ++start, --end)  {      int tmp = *start;      *start = *end;      *end = tmp;  }. Note how much simpler the logic is." text:is-hidden="true">I am very unhappy with this program. I find the logic convoluted, particularly that repeated check for start != end. If this occured in a students code I would be critical of it because, among other things, it is too opaque. Consider:   for (std::vector&lt;int&gt;::iterator start(data.begin()), end(data.end()-1);       start &lt; end;       ++start, --end)  {      int tmp = *start;      *start = *end;      *end = tmp;  }. Note how much simpler the logic is.</text:hidden-text><text:change-start text:change-id="ct1261241564"/><text:hidden-text text:condition="ooow:" text:string-value="[RL]Introducing &lt; on iterators requires an explanation of random access vs. other categories of iterators, and I don’t want to go there yet. Given what the reader knows at this point, this is the best I could come up with. I’m open to suggestions for improvements that don’t require additional C++ knowledge." text:is-hidden="true"/><text:change-end text:change-id="ct1261241564"/></text:p>
      <text:p text:style-name="Code"><text:s text:c="2"/>{</text:p>
      <text:p text:style-name="Code"><text:s text:c="4"/>--end;</text:p>
      <text:p text:style-name="Code"><text:s text:c="4"/>if (start != end)</text:p>
      <text:p text:style-name="Code"><text:s text:c="4"/>{</text:p>
      <text:p text:style-name="Code"><text:s text:c="6"/>int tmp = *start;</text:p>
      <text:p text:style-name="Code"><text:s text:c="6"/>*start = *end;</text:p>
      <text:p text:style-name="Code"><text:s text:c="6"/>*end = tmp;</text:p>
      <text:p text:style-name="Code"><text:s text:c="6"/>++start;</text:p>
      <text:p text:style-name="Code"><text:s text:c="4"/>}</text:p>
      <text:p text:style-name="Code"><text:s text:c="2"/>}</text:p>
      <text:p text:style-name="Code"/>
      <text:p text:style-name="Code"><text:s text:c="2"/>std::copy(data.begin(), data.end(), std::ostream_iterator&lt;int&gt;(std::cout, "\n"));</text:p>
      <text:p text:style-name="Code">}<text:bookmark-end text:name="DDE_LINK"/></text:p>
      <text:p text:style-name="Body_20_Text_20_Cont">The <text:span text:style-name="Code_20_Inline">start</text:span> iterator points to the beginning of the <text:span text:style-name="Code_20_Inline">data</text:span> <text:change text:change-id="ct1261783576"/><text:change-start text:change-id="ct1255730920"/>vector<text:change-end text:change-id="ct1255730920"/>, and <text:span text:style-name="Code_20_Inline">end</text:span> initially points to one-past-the-end. If the <text:change text:change-id="ct1268942620"/><text:change-start text:change-id="ct1254512868"/>vector<text:change-end text:change-id="ct1254512868"/> is empty, the <text:span text:style-name="Code_20_Inline">for</text:span> loop terminates without executing the loop body. The loop body decrements <text:span text:style-name="Code_20_Inline">end</text:span>, so now it points to an actual element of the <text:change-start text:change-id="ct1261260200"/>vector<text:change-end text:change-id="ct1261260200"/><text:change text:change-id="ct1262358056"/>. If the <text:change text:change-id="ct1255076528"/><text:change-start text:change-id="ct1254512756"/>vector<text:change-end text:change-id="ct1254512756"/> contains an even number of elements, the <text:span text:style-name="Code_20_Inline">if</text:span> condition is true, so <text:span text:style-name="Code_20_Inline">*start</text:span> and <text:span text:style-name="Code_20_Inline">*</text:span><text:span text:style-name="Code_20_Inline"><text:span text:style-name="Code_20_Inline">e</text:span></text:span><text:span text:style-name="Code_20_Inline">nd</text:span> swap values, and program advances <text:span text:style-name="Code_20_Inline">start</text:span> one position.</text:p>
      <text:p text:style-name="Body_20_Text">Notice that the program is careful to compare <text:span text:style-name="Code_20_Inline">start</text:span> <text:span text:style-name="Code_20_Inline">!=</text:span> <text:span text:style-name="Code_20_Inline">end</text:span> after each increment or decrement operation. If the program had only one comparison, it would be possible for <text:span text:style-name="Code_20_Inline">start</text:span> and <text:span text:style-name="Code_20_Inline">end</text:span> to pass each other, and the loop condition would never be true, and the program would <text:change-start text:change-id="ct1262141792"/>exhibit undefined behavior<text:change-end text:change-id="ct1262141792"/><text:change-start text:change-id="ct1262292736"/>, so the sky would fall, the earth would swallow me, or worse<text:change-end text:change-id="ct1262292736"/><text:change text:change-id="ct1261237352"/>.</text:p>
      <text:p text:style-name="Body_20_Text">Also note how the <text:span text:style-name="Code_20_Inline">for</text:span> loop has an empty <text:change-start text:change-id="ct1254267440"/>post-<text:change-end text:change-id="ct1254267440"/>iteration part. The iteration logic appears in different places in the loop body, which is not the preferred way to write a loop, but necessary in this case.</text:p>
      <text:p text:style-name="Body_20_Text">You can rewrite the loop so the <text:change-start text:change-id="ct1261238472"/>post-<text:change-end text:change-id="ct1261238472"/>iteration logic appears only in the loop header. Some programmers argue that distributing the increment and decrement in the loop body makes the loop harder to understand, and in particular, harder to prove the loop terminates correctly. On the other hand, cramming everything in the loop header makes the loop condition especially tricky to understand, as you can see in Listing 10-4.</text:p>
      <text:p text:style-name="Code_20_Caption">Listing 10-4. Rewriting the for loop</text:p>
      <text:p text:style-name="Code_20_First">#include &lt;algorithm&gt;</text:p>
      <text:p text:style-name="Code">#include &lt;iostream&gt;</text:p>
      <text:p text:style-name="Code">#include &lt;istream&gt;</text:p>
      <text:p text:style-name="Code">#include &lt;iterator&gt;</text:p>
      <text:p text:style-name="Code">#include &lt;ostream&gt;</text:p>
      <text:p text:style-name="Code">#include &lt;vector&gt;</text:p>
      <text:p text:style-name="Code"/>
      <text:p text:style-name="Code">int main()</text:p>
      <text:p text:style-name="Code">{</text:p>
      <text:p text:style-name="Code"><text:s text:c="2"/>std::vector&lt;int&gt; data;</text:p>
      <text:p text:style-name="Code"><text:s text:c="2"/>int x;</text:p>
      <text:p text:style-name="Code"><text:s text:c="2"/>while (std::cin &gt;&gt; x)</text:p>
      <text:p text:style-name="Code"><text:s text:c="4"/>data.push_back(x);</text:p>
      <text:p text:style-name="Code"/>
      <text:p text:style-name="Code"><text:s text:c="2"/>for (std::vector&lt;int&gt;::iterator start(data.begin()), end(data.end());</text:p>
      <text:p text:style-name="Code"><text:s text:c="7"/>start != end and start != --end<text:hidden-text text:condition="ooow:comment == 1" text:string-value="but it is perfectly safe to use '&lt;' operator because vector iterators are ordered." text:is-hidden="true">but it is perfectly safe to use '&lt;' operator because vector iterators are ordered.</text:hidden-text><text:change-start text:change-id="ct1261257064"/><text:hidden-text text:condition="ooow:" text:string-value="[RL]See comment above" text:is-hidden="true"/><text:change-end text:change-id="ct1261257064"/>;</text:p>
      <text:p text:style-name="Code"><text:s text:c="7"/>++start)</text:p>
      <text:p text:style-name="Code"><text:s text:c="2"/>{</text:p>
      <text:p text:style-name="Code"><text:s text:c="4"/>int tmp = *start;</text:p>
      <text:p text:style-name="Code"><text:s text:c="4"/>*start = *end;</text:p>
      <text:p text:style-name="Code"><text:s text:c="4"/>*end = tmp;</text:p>
      <text:p text:style-name="Code"><text:s text:c="2"/>}</text:p>
      <text:p text:style-name="Code"/>
      <text:p text:style-name="Code"><text:s text:c="2"/>std::copy(data.begin(), data.end(), std::ostream_iterator&lt;int&gt;(std::cout, "\n"));</text:p>
      <text:p text:style-name="Code_20_Last">}</text:p>
      <text:p text:style-name="P4">In order to keep all the logic in the loop header, it was necessary to use a new operator: <text:span text:style-name="Code_20_Inline">and</text:span>. You will learn more about this operator in the next Exploration; meanwhile just believe that it implements a logical <text:span text:style-name="T3">and</text:span> operation, and keep reading.</text:p>
      <text:p text:style-name="Body_20_Text">Most experienced C++ programmers will probably prefer Listing 10-4, and most beginners will probably prefer Listing 10-3. Hiding a decrement in the middle of a condition makes the code harder to read and understand. It’s too easy to overlook the decrement. As you gain experience with C++, however, you will become more comfortable with increments and decrements, and Listing 10-4 will start to grow on you. (Nonetheless, I prefer 10-3 over 10-4. I really don’t like to bury increment and decrement operators in the middle of a complicated condition.)</text:p>
      <text:p text:style-name="Body_20_Text">So what else would experienced C++ programmers do? Because they have broader knowledge of the C++ standard library, they would make better use of it<text:hidden-text text:condition="ooow:comment == 1" text:string-value="exactly and so they would not do any of the things you are suggesting but would use std::reverse. I understand you are trying to sneak in as much about the library as possible but I think you are doing so artifically and that this detracts from your book. There will be plenty of time for swap when it is actually useful." text:is-hidden="true">exactly and so they would not do any of the things you are suggesting but would use std::reverse. I understand you are trying to sneak in as much about the library as possible but I think you are doing so artifically and that this detracts from your book. There will be plenty of time for swap when it is actually useful.</text:hidden-text>. <text:change-start text:change-id="ct1261238584"/>In particular, they would <text:change-end text:change-id="ct1261238584"/><text:change-start text:change-id="ct1261784472"/>use the <text:span text:style-name="Code_20_Inline">std::reverse</text:span> algorithm, which reverses the elements in a range<text:change-end text:change-id="ct1261784472"/><text:change text:change-id="ct1254859472"/>:</text:p>
      <text:p text:style-name="Code_20_Single"><text:change text:change-id="ct1261241900"/>std::<text:change-start text:change-id="ct1254512420"/>reverse<text:change-end text:change-id="ct1254512420"/><text:change text:change-id="ct1262207560"/>(<text:change text:change-id="ct1254887804"/><text:change-start text:change-id="ct1280279448"/>data.begin()<text:change-end text:change-id="ct1280279448"/>, <text:change text:change-id="ct1246269584"/><text:change-start text:change-id="ct1261239480"/>data.end()<text:change-end text:change-id="ct1261239480"/>);</text:p>
      <text:p text:style-name="Body_20_Text">Another idea is to use <text:span text:style-name="Code_20_Inline">istream_iterator</text:span>, which you learned about in Exploration 9. This time around, you will use it a little differently. Instead of using <text:span text:style-name="Code_20_Inline">back_inserter</text:span> and the <text:span text:style-name="Code_20_Inline">copy</text:span> algorithm, Listing 10-5 calls the <text:span text:style-name="Code_20_Inline">insert</text:span> member function, which copies values from any iterator range into the vector. The values are inserted before the position given by the first argument (<text:span text:style-name="Code_20_Inline">data.end()</text:span> in this case).</text:p>
      <text:p text:style-name="Code_20_Caption">Listing 10-5. Taking advantage of the standard library</text:p>
      <text:p text:style-name="Code_20_First">#include &lt;algorithm&gt;</text:p>
      <text:p text:style-name="Code">#include &lt;iostream&gt;</text:p>
      <text:p text:style-name="Code">#include &lt;istream&gt;</text:p>
      <text:p text:style-name="Code">#include &lt;iterator&gt;</text:p>
      <text:p text:style-name="Code">#include &lt;ostream&gt;</text:p>
      <text:p text:style-name="Code">#include &lt;vector&gt;</text:p>
      <text:p text:style-name="Code"/>
      <text:p text:style-name="Code">int main()</text:p>
      <text:p text:style-name="Code">{</text:p>
      <text:p text:style-name="Code"><text:s text:c="2"/>std::vector&lt;int&gt; data;</text:p>
      <text:p text:style-name="Code"/>
      <text:p text:style-name="Code"><text:s text:c="2"/>// Read integers from the standard input, and append them to the end of data.</text:p>
      <text:p text:style-name="Code"><text:s text:c="2"/>data.insert(data.end(),</text:p>
      <text:p text:style-name="Code"><text:s text:c="14"/>std::istream_iterator&lt;int&gt;(std::cin), std::istream_iterator&lt;int&gt;());</text:p>
      <text:p text:style-name="Code"/>
      <text:p text:style-name="Code"><text:s text:c="2"/>// Reverse the order of the contents of data.<text:change-start text:change-id="ct1262356712"/></text:p>
      <text:p text:style-name="Code"><text:s text:c="2"/>std::reverse(data.begin(), data.end());<text:change-end text:change-id="ct1262356712"/></text:p>
      <text:p text:style-name="Code"><text:change text:change-id="ct1262312096"/></text:p>
      <text:p text:style-name="Code"><text:s text:c="2"/>// Print data, one number per line.</text:p>
      <text:p text:style-name="Code"><text:s text:c="2"/>std::copy(data.begin(), data.end(), std::ostream_iterator&lt;int&gt;(std::cout, "\n"));</text:p>
      <text:p text:style-name="Code">}</text:p>
      <text:p text:style-name="Body_20_Text">As you learn more C++, you will find other aspects of this program that lend themselves to improvement.<text:hidden-text text:condition="ooow:comment == 1" text:string-value="Try 'I encourage you to develop a habit of returning to earlier code when you have learnt some new technique and seeing if it would allow you to   simplify the code." text:is-hidden="true">Try 'I encourage you to develop a habit of returning to earlier code when you have learnt some new technique and seeing if it would allow you to   simplify the code.</text:hidden-text> I encourage you to revisit old programs and <text:change-start text:change-id="ct1262289712"/>see how your new techniques can often simplify the programming task. I’ll do the same, and I’ll revisit examples throughout this book<text:change-end text:change-id="ct1262289712"/><text:change text:change-id="ct1262292288"/><text:change text:change-id="ct1262228268"/>.</text:p>
      <text:p text:style-name="Body_20_Text">Listing 10-4 introduced the <text:span text:style-name="Code_20_Inline">and</text:span> operator. The next exploration takes a closer look at this operator and other logical operators and their use in cond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10 - Increment and Decrement</dc:title>
    <dc:subject>Exploring C++</dc:subject>
    <meta:initial-creator>Ray Lischner</meta:initial-creator>
    <meta:creation-date>2006-03-30T10:01:31</meta:creation-date>
    <dc:creator>Ray Lischner</dc:creator>
    <dc:date>2006-09-20T14:06:45</dc:date>
    <dc:language>en-US</dc:language>
    <meta:editing-cycles>50</meta:editing-cycles>
    <meta:editing-duration>P8DT17H51M21S</meta:editing-duration>
    <meta:user-defined meta:name="codex-configfile">apress-cpp-dox.xml</meta:user-defined>
    <meta:user-defined meta:name="codex-chapter-number">10</meta:user-defined>
    <meta:user-defined meta:name="codex-doxygen"/>
    <meta:user-defined meta:name="Info 4"/>
    <meta:document-statistic meta:table-count="0" meta:image-count="0" meta:object-count="0" meta:page-count="6" meta:paragraph-count="172" meta:word-count="1591" meta:character-count="9854"/>
  </office:meta>
</office:document-meta>
</file>